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25-02-14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23-02-2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21-03-1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20-01-30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18-02-0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17-02-2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16-01-1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15-02-2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13-12-1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13-02-2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13-02-2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12-01-1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10-12-28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10-01-1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09-01-21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08-01-23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07-01-03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06-01-1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05-01-1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04-01-24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03-01-2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02-01-1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01-02-0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542096045403</text:p>
          </table:table-cell>
          <table:table-cell office:value-type="string" calcext:value-type="string">
            <text:p>YW-59-64-206</text:p>
          </table:table-cell>
          <table:table-cell office:value-type="string" calcext:value-type="string">
            <text:p>200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